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6d8" officeooo:paragraph-rsid="000de403"/>
    </style:style>
    <style:style style:name="P2" style:family="paragraph" style:parent-style-name="Standard">
      <style:text-properties officeooo:rsid="001146d8" officeooo:paragraph-rsid="000e1ee5"/>
    </style:style>
    <style:style style:name="P3" style:family="paragraph" style:parent-style-name="Standard">
      <style:text-properties officeooo:rsid="000e1ee5" officeooo:paragraph-rsid="000e1ee5"/>
    </style:style>
    <style:style style:name="T1" style:family="text">
      <style:text-properties officeooo:rsid="000e1ee5"/>
    </style:style>
    <style:style style:name="T2" style:family="text">
      <style:text-properties officeooo:rsid="001146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Nous avons étudié le jeu de 2048 qui se joue sur une grille de 4×4, chaque case étant une puissance de 2, l'objectif du jeu est d'atteindre le score de 2048 en décalant la grille dans n'importe laquelle des quatre directions en haut, en bas, à droite, à gauche et en fusionnant deux cases consécutives ayant la même valeur. <text:s/>Un tel jeu présente une stratégie humaine intuitive qui consiste à garder des éléments plus grands dans un coin. <text:s/>A partir d'un algorithme aléatoire, nous visons à apprendre une telle stratégie et à tester si nous pouvons surperformer le joueur humain.</text:p>
      <text:p text:style-name="P1"/>
      <text:p text:style-name="P2"><text:span text:style-name="T1">→ </text:span>La deuxième idée clé de RL est d'apprendre et d'approcher la 31e Conférence sur les systèmes de traitement de l'information neuronale (NIPS 2017), Long Beach, CA, USA, la fonction de valeur en utilisant des simulations sous plusieurs politiques afin de comprendre simultanément les règles et les meilleures stratégies qui caractérisent le jeu. <text:s/>Pour ce faire, nous déduisons l'impact de la récompense à long terme des décisions prises à une étape donnée : essentiellement, nous apprendrons à prendre les décisions qui maximiseront sûrement la récompense à long terme.</text:p>
      <text:p text:style-name="P2"/>
      <text:p text:style-name="P3">→ <text:span text:style-name="T2">A la fin de chaque partie, nous calculons la récompense finale et la transmettons à toutes les paires d'actions d'état visitées. Après avoir organisé plusieurs parties, nous modifions les poids dans notre </text:span>réseau de neurone<text:span text:style-name="T2"> afin d'encourager la prise de décisions ayant un impact positif sur la récompense à long terme, et de décourager ceux qui ont un impact négati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5:33:19.994693137</meta:creation-date>
    <dc:date>2018-11-08T16:17:50.499291979</dc:date>
    <meta:editing-duration>PT11M33S</meta:editing-duration>
    <meta:editing-cycles>2</meta:editing-cycles>
    <meta:generator>LibreOffice/5.2.7.2$Linux_X86_64 LibreOffice_project/20m0$Build-2</meta:generator>
    <meta:document-statistic meta:table-count="0" meta:image-count="0" meta:object-count="0" meta:page-count="1" meta:paragraph-count="3" meta:word-count="250" meta:character-count="1517" meta:non-whitespace-character-count="1267"/>
  </office:meta>
</office:document-meta>
</file>